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CHE DE LIASON BLOC-HOSPIT/AMBU</text:p>
      <text:p text:style-name="P3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o.ods&gt;">ods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Port Moselle:</text:p>
            <text:p text:style-name="Text">Le:</text:p>
            <text:p text:style-name="Text">À:</text:p>
          </table:table-cell>
        </table:table-row>
      </table:table>
      <text:p text:style-name="Text">–--</text:p>
      <text:p text:style-name="Text">Dr FRANC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4-04-28T07:17:07</dc:date>
    <meta:editing-duration>PT6H34M</meta:editing-duration>
    <meta:editing-cycles>129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8" meta:word-count="133" meta:character-count="1005" meta:non-whitespace-character-count="900"/>
  </office:meta>
</office:document-meta>
</file>